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e624" officeooo:paragraph-rsid="0010e6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lif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15:10:35.165700297</meta:creation-date>
    <dc:date>2021-05-06T20:54:31.494060824</dc:date>
    <meta:editing-duration>PT1M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13" meta:non-whitespace-character-count="13"/>
  </office:meta>
</office:document-meta>
</file>